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0b7812" officeooo:paragraph-rsid="000b7812" style:font-size-asian="15pt" style:font-size-complex="15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21 勤儉較有底，浪費不成家</text:p>
        <text:p text:style-name="P1"/>
        <text:p text:style-name="P1">細漢的時陣，</text:p>
        <text:p text:style-name="P1">Sè-hàn ê sî-tsūn, </text:p>
        <text:p text:style-name="P1"/>
        <text:p text:style-name="P1">阮做人小弟、小妹的，</text:p>
        <text:p text:style-name="P1">guán tsò lâng sió-tī, sió-muē--ê, </text:p>
        <text:p text:style-name="P1"/>
        <text:p text:style-name="P1">攏著愛抾阿兄、阿姊抑是別人袂穿得的衫仔褲來穿。</text:p>
        <text:p text:style-name="P1">lóng tio̍h-ài khioh a-hiann, a-tsí ia̍h-sī pa̍t-lâng bē tshīng tit ê sann-á-khòo lâi tshīng. </text:p>
        <text:p text:style-name="P1"/>
        <text:p text:style-name="P1">無細膩，</text:p>
        <text:p text:style-name="P1">Bô-sè-jī,</text:p>
        <text:p text:style-name="P1"/>
        <text:p text:style-name="P1">若予阿母看著阮無歡喜的表情，</text:p>
        <text:p text:style-name="P1">nā hōo a-bú khuànn-tio̍h guán bô huann-hí ê piáu-tsîng,</text:p>
        <text:p text:style-name="P1"/>
        <text:p text:style-name="P1">伊就會笑笑仔共阮講：「勤儉較有底，浪費不成家。」</text:p>
        <text:p text:style-name="P1"><text:s/>I tō ē tshiò-tshiò-á kā guán kóng: “Khîn-khiām khah ū té, lōng-huì put sîng ka.”</text:p>
        <text:p text:style-name="P1"/>
        <text:p text:style-name="P1"/>
        <text:p text:style-name="P1"/>
        <text:p text:style-name="P1"/>
        <text:p text:style-name="P1">儉慣勢了後，</text:p>
        <text:p text:style-name="P1">Khiām kuàn-sì liáu-āu, </text:p>
        <text:p text:style-name="P1"/>
        <text:p text:style-name="P1">等我大漢開始上班，</text:p>
        <text:p text:style-name="P1">tán guá tuā-hàn khai-sí siōng-pan, </text:p>
        <text:p text:style-name="P1"/>
        <text:p text:style-name="P1">第一擺領著薪水，</text:p>
        <text:p text:style-name="P1">tē-it pái niá tio̍h sin-suí, </text:p>
        <text:p text:style-name="P1"/>
        <text:p text:style-name="P1">嘛毋甘買新衫來穿，</text:p>
        <text:p text:style-name="P1">mā m̄-kam bé sin sann lâi tshīng, </text:p>
        <text:p text:style-name="P1"/>
        <text:p text:style-name="P1">猶是穿阿姊的舊衫去上班。</text:p>
        <text:p text:style-name="P1">iáu sī tshīng a-tsí ê kū sann khì siōng-pan. </text:p>
        <text:p text:style-name="P1"/>
        <text:p text:style-name="P1">阿母看著，</text:p>
        <text:p text:style-name="P1">A-bú khuànn--tio̍h, </text:p>
        <text:p text:style-name="P1"/>
        <text:p text:style-name="P1">可能心內替我毋甘，</text:p>
        <text:p text:style-name="P1">khó-lîng sim-lāi thè guá m̄-kam, </text:p>
        <text:p text:style-name="P1"/>
        <text:p text:style-name="P1">問我講：「你一直穿人的舊衫，</text:p>
        <text:p text:style-name="P1">mn̄g guá kóng: “Lí it-ti̍t tshīng lâng ê kū sann, </text:p>
        <text:p text:style-name="P1"/>
        <text:p text:style-name="P1">心肝頭攏袂艱苦喔？」</text:p>
        <text:p text:style-name="P1">sim-kuann-thâu lóng bē kan-khóo --ooh?” </text:p>
        <text:p text:style-name="P1"/>
        <text:p text:style-name="P1">我煞戇戇仔共應講：「袂啊，按呢較環保啊。</text:p>
        <text:p text:style-name="P1">Guá suah gōng-gōng-á kā ìng kóng: “Bē --ah, án-ne khah khuân-pó --ah. </text:p>
        <text:p text:style-name="P1"/>
        <text:p text:style-name="P1">你毋是定定咧講，</text:p>
        <text:p text:style-name="P1">Lí m̄ sī tiānn-tiānn teh kóng, </text:p>
        <text:p text:style-name="P1"/>
        <text:p text:style-name="P1">勤儉較有底，</text:p>
        <text:p text:style-name="P1">khîn-khiām khah ū té, </text:p>
        <text:p text:style-name="P1"><text:soft-page-break/></text:p>
        <text:p text:style-name="P1">浪費不成家。」</text:p>
        <text:p text:style-name="P1">lōng-huì put sîng ka.”</text:p>
        <text:p text:style-name="P1"/>
        <text:p text:style-name="P1"/>
        <text:p text:style-name="P1"/>
        <text:p text:style-name="P1"/>
        <text:p text:style-name="P1">阿母聽我按呢講，</text:p>
        <text:p text:style-name="P1">A-bú thiann guá án-ne kóng, </text:p>
        <text:p text:style-name="P1"/>
        <text:p text:style-name="P1">煞歹勢甲面仔紅紅，</text:p>
        <text:p text:style-name="P1">suah pháinn-sè kah bīn-á âng-âng, </text:p>
        <text:p text:style-name="P1"/>
        <text:p text:style-name="P1">笑笑仔講：「彼是往過，</text:p>
        <text:p text:style-name="P1">tshiò-tshiò-á kóng: “He sī íng-kuè,</text:p>
        <text:p text:style-name="P1"/>
        <text:p text:style-name="P1">我佮恁老爸薪水有限，</text:p>
        <text:p text:style-name="P1">guá kah lín lāu-pē sin-suí iú-hān, </text:p>
        <text:p text:style-name="P1"/>
        <text:p text:style-name="P1">閣愛飼恁一大陣囡仔，</text:p>
        <text:p text:style-name="P1">koh ài tshī lín tsi̍t tuā tīn gín-á, </text:p>
        <text:p text:style-name="P1"/>
        <text:p text:style-name="P1">毋才按呢講。</text:p>
        <text:p text:style-name="P1">m̄-tsiah án-ne kóng. </text:p>
        <text:p text:style-name="P1"/>
        <text:p text:style-name="P1">這馬無仝款矣，</text:p>
        <text:p text:style-name="P1">Tsit-má bô kāng-khuán --ah, </text:p>
        <text:p text:style-name="P1"/>
        <text:p text:style-name="P1">你家己會曉趁錢，</text:p>
        <text:p text:style-name="P1">lí ka-kī ē-hiáu thàn-tsînn, </text:p>
        <text:p text:style-name="P1"/>
        <text:p text:style-name="P1">會使買寡媠衫來穿，</text:p>
        <text:p text:style-name="P1">ē-sái bé kuá suí sann lâi tshīng, </text:p>
        <text:p text:style-name="P1"/>
        <text:p text:style-name="P1">毋免閣穿人的舊衫矣啦！」</text:p>
        <text:p text:style-name="P1">m̄-bián koh tshīng lâng ê kū sann --ah --lah!”</text:p>
        <text:p text:style-name="P1"/>
        <text:p text:style-name="P1"/>
        <text:p text:style-name="P1"/>
        <text:p text:style-name="P1"/>
        <text:p text:style-name="P1">聽阿母按呢講，</text:p>
        <text:p text:style-name="P1">Thiann a-bú án-ne kóng, </text:p>
        <text:p text:style-name="P1"/>
        <text:p text:style-name="P1">煞換我替阮爸母感覺毋甘心酸酸。</text:p>
        <text:p text:style-name="P1">suah uānn guá thè guán pē-bú kám-kak m̄-kam sim-sng-sng. </text:p>
        <text:p text:style-name="P1"/>
        <text:p text:style-name="P1">阿爸、阿母嘛足少共家己買衫仔褲。</text:p>
        <text:p text:style-name="P1">A-pah, a-bú mā tsiok tsió kā ka-kī bé sann-á-khòo. </text:p>
        <text:p text:style-name="P1"/>
        <text:p text:style-name="P1">開in的衫仔櫥共看覓，</text:p>
        <text:p text:style-name="P1">Khui in ê sann-á-tû kā khuànn-māi, </text:p>
        <text:p text:style-name="P1"/>
        <text:p text:style-name="P1">凊彩一領衫提出來都有二、三十年的歷史。</text:p>
        <text:p text:style-name="P1">tshìn-tshái tsi̍t niá sann the̍h--tshut-lâi to ū jī, sann-tsa̍p nî ê li̍k-sú. </text:p>
        <text:p text:style-name="P1"/>
        <text:p text:style-name="P1">彼年，</text:p>
        <text:p text:style-name="P1">Hit nî, </text:p>
        <text:p text:style-name="P1"/>
        <text:p text:style-name="P1">我趁母親節，</text:p>
        <text:p text:style-name="P1">guá thàn Bú-tshin-tseh, </text:p>
        <text:p text:style-name="P1"/>
        <text:p text:style-name="P1">買一軀新衫送予阿母。</text:p>
        <text:p text:style-name="P1">bé tsi̍t su sin sann sàng hōo a-bú. </text:p>
        <text:p text:style-name="P1"><text:soft-page-break/></text:p>
        <text:p text:style-name="P1">伊足歡喜，</text:p>
        <text:p text:style-name="P1">I tsiok huann-hí, </text:p>
        <text:p text:style-name="P1"/>
        <text:p text:style-name="P1">毋過嘛是踅踅唸，</text:p>
        <text:p text:style-name="P1">m̄-koh mā sī se̍h-se̍h-liām, </text:p>
        <text:p text:style-name="P1"/>
        <text:p text:style-name="P1">叫我莫遐討債。</text:p>
        <text:p text:style-name="P1">kiò guá mài hiah thó-tsè. </text:p>
        <text:p text:style-name="P1"/>
        <text:p text:style-name="P1">我就刁意故共伊弄講：「你免煩惱啦！</text:p>
        <text:p text:style-name="P1">Guá tō thiau-ì-kòo kā i lāng kóng: “Lí bián huân-ló --lah! </text:p>
        <text:p text:style-name="P1"/>
        <text:p text:style-name="P1">我知，</text:p>
        <text:p text:style-name="P1">Guá tsai, </text:p>
        <text:p text:style-name="P1"/>
        <text:p text:style-name="P1">勤儉較有底，</text:p>
        <text:p text:style-name="P1">khîn-khiām khah ū té, </text:p>
        <text:p text:style-name="P1"/>
        <text:p text:style-name="P1">浪費不成家嘛。」</text:p>
        <text:p text:style-name="P1">lōng-huì put sîng ka --mah.” </text:p>
        <text:p text:style-name="P1"/>
        <text:p text:style-name="P1">阿母那笑那講：「謼，你這个囡仔乎，</text:p>
        <text:p text:style-name="P1">A-bú ná tshiò ná kóng: “Hooh, lí tsit ê gín-á --honnh, </text:p>
        <text:p text:style-name="P1"/>
        <text:p text:style-name="P1">當時學甲遮爾仔無大無細矣！」</text:p>
        <text:p text:style-name="P1">tang-sî o̍h kah tsiah-nī-á bô tuā bô sè --ah!” </text:p>
        <text:p text:style-name="P1"/>
        <text:p text:style-name="P1">閣順紲伸手偷偷仔共我的尻川䫌捻一下。</text:p>
        <text:p text:style-name="P1">koh sūn-suà tshun-tshiú thau-thau-á kā guá ê kha-tshng-phué liàm --tsi̍t-ē. </text:p>
        <text:p text:style-name="P1"/>
        <text:p text:style-name="P1">喔，</text:p>
        <text:p text:style-name="P1">Ooh, </text:p>
        <text:p text:style-name="P1"/>
        <text:p text:style-name="P1">足疼的呢！</text:p>
        <text:p text:style-name="P1">tsiok thiànn--ê --neh! </text:p>
        <text:p text:style-name="P1"/>
        <text:p text:style-name="P1">阿母的手頭實在有夠重的。</text:p>
        <text:p text:style-name="P1">A-bú ê tshiú-thâu si̍t-tsāi ū-kàu tāng--ê.</text:p>
        <text:p text:style-name="P1"/>
        <text:p text:style-name="P1"/>
        <text:p text:style-name="P1"/>
        <text:p text:style-name="P1"/>
        <text:p text:style-name="P1">講正經的，</text:p>
        <text:p text:style-name="P1">Kóng tsìng-king--ê, </text:p>
        <text:p text:style-name="P1"/>
        <text:p text:style-name="P1">靠山山會崩，</text:p>
        <text:p text:style-name="P1">khò suann suann ē pang, </text:p>
        <text:p text:style-name="P1"/>
        <text:p text:style-name="P1">靠水水會焦，</text:p>
        <text:p text:style-name="P1">khò tsuí tsuí ē ta, </text:p>
        <text:p text:style-name="P1"/>
        <text:p text:style-name="P1">開錢猶是愛會曉撙節，</text:p>
        <text:p text:style-name="P1">khai-tsînn iáu sī ài ē-hiáu tsún-tsat, </text:p>
        <text:p text:style-name="P1"/>
        <text:p text:style-name="P1">儉儉仔開，</text:p>
        <text:p text:style-name="P1">khiām-khiām-á khai, </text:p>
        <text:p text:style-name="P1"/>
        <text:p text:style-name="P1">較實在。</text:p>
        <text:p text:style-name="P1">khah si̍t-tsāi. </text:p>
        <text:p text:style-name="P1"/>
        <text:p text:style-name="P1">雖然我無尻川鬥柄──好額的爸母，</text:p>
        <text:p text:style-name="P1">Sui-jiân guá bô kha-tshng tàu pènn── hó-gia̍h ê pē-bú,</text:p>
        <text:p text:style-name="P1"/>
        <text:p text:style-name="P1">毋過我真感謝阿爸、阿母對我的管<text:soft-page-break/>教，</text:p>
        <text:p text:style-name="P1">m̄-koh guá tsin kám-siā a-pah, a-bú tuì guá ê kuán-kà, </text:p>
        <text:p text:style-name="P1"/>
        <text:p text:style-name="P1">培養我正確勤儉的觀念，</text:p>
        <text:p text:style-name="P1">puê-ióng guá tsìng-khak khîn-khiām ê kuan-liām, </text:p>
        <text:p text:style-name="P1"/>
        <text:p text:style-name="P1">無染著討債的歹習慣。</text:p>
        <text:p text:style-name="P1">bô jiám-tio̍h thó-tsè ê pháinn si̍p-kuàn. </text:p>
        <text:p text:style-name="P1"/>
        <text:p text:style-name="P1">咱人若是開錢若開水，</text:p>
        <text:p text:style-name="P1">Lán lâng nā-sī khai-tsînn nā khai tsuí, </text:p>
        <text:p text:style-name="P1"/>
        <text:p text:style-name="P1">就親像坐著破產的直達快車，</text:p>
        <text:p text:style-name="P1">tō tshin-tshiūnn tsē--tio̍h phò-sán ê ti̍t-ta̍t khuài-tshia, </text:p>
        <text:p text:style-name="P1"/>
        <text:p text:style-name="P1">落尾可能會散甲有路無厝，</text:p>
        <text:p text:style-name="P1">lo̍h-bué khó-lîng ē suànn kah ū lōo bô tshù, </text:p>
        <text:p text:style-name="P1"/>
        <text:p text:style-name="P1">戶口簿仔只好吊佇電火柱。</text:p>
        <text:p text:style-name="P1">hōo-kháu phōo-á tsí-hó tiàu tī tiān-hué-thiāu.</text:p>
        <text:p text:style-name="P1"/>
        <text:p text:style-name="P1"/>
        <text:p text:style-name="P1"/>
        <text:p text:style-name="P1"/>
        <text:p text:style-name="P1">成家立業了後，</text:p>
        <text:p text:style-name="P1">Sîng-ka-li̍p-gia̍p liáu-āu, </text:p>
        <text:p text:style-name="P1"/>
        <text:p text:style-name="P1">我嘛是按呢「加減趁，較袂散；</text:p>
        <text:p text:style-name="P1">guá mā sī án-ne “Ke-kiám thàn, khah bē sàn; </text:p>
        <text:p text:style-name="P1"/>
        <text:p text:style-name="P1">加減抾，</text:p>
        <text:p text:style-name="P1">ke-kiám khioh, </text:p>
        <text:p text:style-name="P1"/>
        <text:p text:style-name="P1">較省共人借。」</text:p>
        <text:p text:style-name="P1">khah síng kā lâng tsioh.” </text:p>
        <text:p text:style-name="P1"/>
        <text:p text:style-name="P1">向望有一日會當佮阿母仝款，</text:p>
        <text:p text:style-name="P1">Ǹg-bāng ū-tsi̍t-ji̍t ē-tàng kah a-bú kāng-khuán, </text:p>
        <text:p text:style-name="P1"/>
        <text:p text:style-name="P1">沓沓仔共這个家疊成山囉。</text:p>
        <text:p text:style-name="P1">ta̍uh-ta̍uh-á kā tsit ê ke tha̍h sîng suann --looh.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7T14:08:41.738547992</dc:date>
    <meta:editing-duration>PT27S</meta:editing-duration>
    <meta:editing-cycles>1</meta:editing-cycles>
    <meta:document-statistic meta:table-count="0" meta:image-count="0" meta:object-count="0" meta:page-count="4" meta:paragraph-count="142" meta:word-count="1150" meta:character-count="3237" meta:non-whitespace-character-count="2823"/>
    <meta:generator>LibreOffice/5.1.6.2$Linux_X86_64 LibreOffice_project/10m0$Build-2</meta:generator>
  </office:meta>
</office:document-meta>
</file>